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ograma</text:p>
          </table:table-cell>
          <table:table-cell table:style-name="Default" office:value-type="string" calcext:value-type="string">
            <text:p>CROSS</text:p>
          </table:table-cell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roulette</text:p>
          </table:table-cell>
          <table:table-cell table:style-name="Default"/>
          <table:table-cell table:style-name="Default" office:value-type="string" calcext:value-type="string">
            <text:p>tour de 3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Speedup Médio</text:p>
          </table:table-cell>
          <table:table-cell table:style-name="Default" office:value-type="string" calcext:value-type="string">
            <text:p>Tempo Médio</text:p>
          </table:table-cell>
          <table:table-cell table:style-name="Default" office:value-type="string" calcext:value-type="string">
            <text:p>Speedup Médio</text:p>
          </table:table-cell>
          <table:table-cell table:style-name="Default" office:value-type="string" calcext:value-type="string">
            <text:p>Tempo Médio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.073684" calcext:value-type="float">
            <text:p>1,0737</text:p>
          </table:table-cell>
          <table:table-cell office:value-type="float" office:value="8.2163055556" calcext:value-type="float">
            <text:p>8,2163</text:p>
          </table:table-cell>
          <table:table-cell office:value-type="float" office:value="1.0739" calcext:value-type="float">
            <text:p>1,0739</text:p>
          </table:table-cell>
          <table:table-cell office:value-type="float" office:value="8.7184" calcext:value-type="float">
            <text:p>8,7184</text:p>
          </table:table-cell>
          <table:table-cell table:number-columns-repeated="2"/>
          <table:table-cell table:formula="of:=IF(([.B4] &gt;= [.D4])     AND     ([.B4]&gt;=[.F4]) ;1;0)" office:value-type="float" office:value="0" calcext:value-type="float">
            <text:p>0</text:p>
          </table:table-cell>
          <table:table-cell table:formula="of:=IF(([.D4] &gt;= [.F4])       AND       ([.D4]&gt;=[.B4]) ;1;0)" office:value-type="float" office:value="1" calcext:value-type="float">
            <text:p>1</text:p>
          </table:table-cell>
          <table:table-cell table:formula="of:=IF(([.F4] &gt;= [.B4])     OR     ([.F4]&gt;=[.D4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.0008206667" calcext:value-type="float">
            <text:p>1,0008</text:p>
          </table:table-cell>
          <table:table-cell office:value-type="float" office:value="5.5653166667" calcext:value-type="float">
            <text:p>5,5653</text:p>
          </table:table-cell>
          <table:table-cell office:value-type="float" office:value="1.0008" calcext:value-type="float">
            <text:p>1,0008</text:p>
          </table:table-cell>
          <table:table-cell office:value-type="float" office:value="5.971" calcext:value-type="float">
            <text:p>5,9710</text:p>
          </table:table-cell>
          <table:table-cell table:number-columns-repeated="2"/>
          <table:table-cell table:formula="of:=IF(([.B5] &gt;= [.D5])     AND     ([.B5]&gt;=[.F5]) ;1;0)" office:value-type="float" office:value="1" calcext:value-type="float">
            <text:p>1</text:p>
          </table:table-cell>
          <table:table-cell table:formula="of:=IF(([.D5] &gt;= [.F5])       AND       ([.D5]&gt;=[.B5]) ;1;0)" office:value-type="float" office:value="0" calcext:value-type="float">
            <text:p>0</text:p>
          </table:table-cell>
          <table:table-cell table:formula="of:=IF(([.F5] &gt;= [.B5])     OR     ([.F5]&gt;=[.D5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.00065" calcext:value-type="float">
            <text:p>1,0007</text:p>
          </table:table-cell>
          <table:table-cell office:value-type="float" office:value="3.6970666667" calcext:value-type="float">
            <text:p>3,6971</text:p>
          </table:table-cell>
          <table:table-cell office:value-type="float" office:value="1.0018" calcext:value-type="float">
            <text:p>1,0018</text:p>
          </table:table-cell>
          <table:table-cell office:value-type="float" office:value="5.2047" calcext:value-type="float">
            <text:p>5,2047</text:p>
          </table:table-cell>
          <table:table-cell table:number-columns-repeated="2"/>
          <table:table-cell table:formula="of:=IF(([.B6] &gt;= [.D6])     AND     ([.B6]&gt;=[.F6]) ;1;0)" office:value-type="float" office:value="0" calcext:value-type="float">
            <text:p>0</text:p>
          </table:table-cell>
          <table:table-cell table:formula="of:=IF(([.D6] &gt;= [.F6])       AND       ([.D6]&gt;=[.B6]) ;1;0)" office:value-type="float" office:value="1" calcext:value-type="float">
            <text:p>1</text:p>
          </table:table-cell>
          <table:table-cell table:formula="of:=IF(([.F6] &gt;= [.B6])     OR     ([.F6]&gt;=[.D6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.000715" calcext:value-type="float">
            <text:p>1,0007</text:p>
          </table:table-cell>
          <table:table-cell office:value-type="float" office:value="3.7944111111" calcext:value-type="float">
            <text:p>3,7944</text:p>
          </table:table-cell>
          <table:table-cell office:value-type="float" office:value="1.0007" calcext:value-type="float">
            <text:p>1,0007</text:p>
          </table:table-cell>
          <table:table-cell office:value-type="float" office:value="3.792" calcext:value-type="float">
            <text:p>3,7920</text:p>
          </table:table-cell>
          <table:table-cell table:number-columns-repeated="2"/>
          <table:table-cell table:formula="of:=IF(([.B7] &gt;= [.D7])     AND     ([.B7]&gt;=[.F7]) ;1;0)" office:value-type="float" office:value="1" calcext:value-type="float">
            <text:p>1</text:p>
          </table:table-cell>
          <table:table-cell table:formula="of:=IF(([.D7] &gt;= [.F7])       AND       ([.D7]&gt;=[.B7]) ;1;0)" office:value-type="float" office:value="0" calcext:value-type="float">
            <text:p>0</text:p>
          </table:table-cell>
          <table:table-cell table:formula="of:=IF(([.F7] &gt;= [.B7])     OR     ([.F7]&gt;=[.D7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.010022" calcext:value-type="float">
            <text:p>1,0100</text:p>
          </table:table-cell>
          <table:table-cell office:value-type="float" office:value="5.9666166667" calcext:value-type="float">
            <text:p>5,9666</text:p>
          </table:table-cell>
          <table:table-cell office:value-type="float" office:value="1.01" calcext:value-type="float">
            <text:p>1,0100</text:p>
          </table:table-cell>
          <table:table-cell office:value-type="float" office:value="6.1381" calcext:value-type="float">
            <text:p>6,1381</text:p>
          </table:table-cell>
          <table:table-cell table:number-columns-repeated="2"/>
          <table:table-cell table:formula="of:=IF(([.B8] &gt;= [.D8])     AND     ([.B8]&gt;=[.F8]) ;1;0)" office:value-type="float" office:value="1" calcext:value-type="float">
            <text:p>1</text:p>
          </table:table-cell>
          <table:table-cell table:formula="of:=IF(([.D8] &gt;= [.F8])       AND       ([.D8]&gt;=[.B8]) ;1;0)" office:value-type="float" office:value="0" calcext:value-type="float">
            <text:p>0</text:p>
          </table:table-cell>
          <table:table-cell table:formula="of:=IF(([.F8] &gt;= [.B8])     OR     ([.F8]&gt;=[.D8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1" calcext:value-type="float">
            <text:p>1,0000</text:p>
          </table:table-cell>
          <table:table-cell office:value-type="float" office:value="4.2185666667" calcext:value-type="float">
            <text:p>4,2186</text:p>
          </table:table-cell>
          <table:table-cell office:value-type="float" office:value="1" calcext:value-type="float">
            <text:p>1,0000</text:p>
          </table:table-cell>
          <table:table-cell office:value-type="float" office:value="4.7859" calcext:value-type="float">
            <text:p>4,7859</text:p>
          </table:table-cell>
          <table:table-cell table:number-columns-repeated="2"/>
          <table:table-cell table:formula="of:=IF(([.B9] &gt;= [.D9])     AND     ([.B9]&gt;=[.F9]) ;1;0)" office:value-type="float" office:value="1" calcext:value-type="float">
            <text:p>1</text:p>
          </table:table-cell>
          <table:table-cell table:formula="of:=IF(([.D9] &gt;= [.F9])       AND       ([.D9]&gt;=[.B9]) ;1;0)" office:value-type="float" office:value="1" calcext:value-type="float">
            <text:p>1</text:p>
          </table:table-cell>
          <table:table-cell table:formula="of:=IF(([.F9] &gt;= [.B9])     OR     ([.F9]&gt;=[.D9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" calcext:value-type="float">
            <text:p>1,0000</text:p>
          </table:table-cell>
          <table:table-cell office:value-type="float" office:value="5.4691333333" calcext:value-type="float">
            <text:p>5,4691</text:p>
          </table:table-cell>
          <table:table-cell office:value-type="float" office:value="1" calcext:value-type="float">
            <text:p>1,0000</text:p>
          </table:table-cell>
          <table:table-cell office:value-type="float" office:value="6.3431" calcext:value-type="float">
            <text:p>6,3431</text:p>
          </table:table-cell>
          <table:table-cell table:number-columns-repeated="2"/>
          <table:table-cell table:formula="of:=IF(([.B10] &gt;= [.D10])     AND     ([.B10]&gt;=[.F10]) ;1;0)" office:value-type="float" office:value="1" calcext:value-type="float">
            <text:p>1</text:p>
          </table:table-cell>
          <table:table-cell table:formula="of:=IF(([.D10] &gt;= [.F10])       AND       ([.D10]&gt;=[.B10]) ;1;0)" office:value-type="float" office:value="1" calcext:value-type="float">
            <text:p>1</text:p>
          </table:table-cell>
          <table:table-cell table:formula="of:=IF(([.F10] &gt;= [.B10])     OR     ([.F10]&gt;=[.D10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.0402066667" calcext:value-type="float">
            <text:p>1,0402</text:p>
          </table:table-cell>
          <table:table-cell office:value-type="float" office:value="7.7294944444" calcext:value-type="float">
            <text:p>7,7295</text:p>
          </table:table-cell>
          <table:table-cell office:value-type="float" office:value="1.0294" calcext:value-type="float">
            <text:p>1,0294</text:p>
          </table:table-cell>
          <table:table-cell office:value-type="float" office:value="8.2186" calcext:value-type="float">
            <text:p>8,2186</text:p>
          </table:table-cell>
          <table:table-cell table:number-columns-repeated="2"/>
          <table:table-cell table:formula="of:=IF(([.B11] &gt;= [.D11])     AND     ([.B11]&gt;=[.F11]) ;1;0)" office:value-type="float" office:value="1" calcext:value-type="float">
            <text:p>1</text:p>
          </table:table-cell>
          <table:table-cell table:formula="of:=IF(([.D11] &gt;= [.F11])       AND       ([.D11]&gt;=[.B11]) ;1;0)" office:value-type="float" office:value="0" calcext:value-type="float">
            <text:p>0</text:p>
          </table:table-cell>
          <table:table-cell table:formula="of:=IF(([.F11] &gt;= [.B11])     OR     ([.F11]&gt;=[.D11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.0130033333" calcext:value-type="float">
            <text:p>1,0130</text:p>
          </table:table-cell>
          <table:table-cell office:value-type="float" office:value="4.9244888889" calcext:value-type="float">
            <text:p>4,9245</text:p>
          </table:table-cell>
          <table:table-cell office:value-type="float" office:value="1.013" calcext:value-type="float">
            <text:p>1,0130</text:p>
          </table:table-cell>
          <table:table-cell office:value-type="float" office:value="5.5889" calcext:value-type="float">
            <text:p>5,5889</text:p>
          </table:table-cell>
          <table:table-cell table:number-columns-repeated="2"/>
          <table:table-cell table:formula="of:=IF(([.B12] &gt;= [.D12])     AND     ([.B12]&gt;=[.F12]) ;1;0)" office:value-type="float" office:value="1" calcext:value-type="float">
            <text:p>1</text:p>
          </table:table-cell>
          <table:table-cell table:formula="of:=IF(([.D12] &gt;= [.F12])       AND       ([.D12]&gt;=[.B12]) ;1;0)" office:value-type="float" office:value="0" calcext:value-type="float">
            <text:p>0</text:p>
          </table:table-cell>
          <table:table-cell table:formula="of:=IF(([.F12] &gt;= [.B12])     OR     ([.F12]&gt;=[.D12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.049638" calcext:value-type="float">
            <text:p>1,0496</text:p>
          </table:table-cell>
          <table:table-cell office:value-type="float" office:value="4.7167" calcext:value-type="float">
            <text:p>4,7167</text:p>
          </table:table-cell>
          <table:table-cell office:value-type="float" office:value="1.0496" calcext:value-type="float">
            <text:p>1,0496</text:p>
          </table:table-cell>
          <table:table-cell office:value-type="float" office:value="5.5138" calcext:value-type="float">
            <text:p>5,5138</text:p>
          </table:table-cell>
          <table:table-cell table:number-columns-repeated="2"/>
          <table:table-cell table:formula="of:=IF(([.B13] &gt;= [.D13])     AND     ([.B13]&gt;=[.F13]) ;1;0)" office:value-type="float" office:value="1" calcext:value-type="float">
            <text:p>1</text:p>
          </table:table-cell>
          <table:table-cell table:formula="of:=IF(([.D13] &gt;= [.F13])       AND       ([.D13]&gt;=[.B13]) ;1;0)" office:value-type="float" office:value="0" calcext:value-type="float">
            <text:p>0</text:p>
          </table:table-cell>
          <table:table-cell table:formula="of:=IF(([.F13] &gt;= [.B13])     OR     ([.F13]&gt;=[.D13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.249788" calcext:value-type="float">
            <text:p>1,2498</text:p>
          </table:table-cell>
          <table:table-cell office:value-type="float" office:value="401.0201055556" calcext:value-type="float">
            <text:p>401,0201</text:p>
          </table:table-cell>
          <table:table-cell office:value-type="float" office:value="1.1948" calcext:value-type="float">
            <text:p>1,1948</text:p>
          </table:table-cell>
          <table:table-cell office:value-type="float" office:value="16.0827" calcext:value-type="float">
            <text:p>16,0827</text:p>
          </table:table-cell>
          <table:table-cell table:number-columns-repeated="2"/>
          <table:table-cell table:formula="of:=IF(([.B14] &gt;= [.D14])     AND     ([.B14]&gt;=[.F14]) ;1;0)" office:value-type="float" office:value="1" calcext:value-type="float">
            <text:p>1</text:p>
          </table:table-cell>
          <table:table-cell table:formula="of:=IF(([.D14] &gt;= [.F14])       AND       ([.D14]&gt;=[.B14]) ;1;0)" office:value-type="float" office:value="0" calcext:value-type="float">
            <text:p>0</text:p>
          </table:table-cell>
          <table:table-cell table:formula="of:=IF(([.F14] &gt;= [.B14])     OR     ([.F14]&gt;=[.D14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.1238643333" calcext:value-type="float">
            <text:p>1,1239</text:p>
          </table:table-cell>
          <table:table-cell office:value-type="float" office:value="11.0650833333" calcext:value-type="float">
            <text:p>11,0651</text:p>
          </table:table-cell>
          <table:table-cell office:value-type="float" office:value="1.1202" calcext:value-type="float">
            <text:p>1,1202</text:p>
          </table:table-cell>
          <table:table-cell office:value-type="float" office:value="19.5884" calcext:value-type="float">
            <text:p>19,5884</text:p>
          </table:table-cell>
          <table:table-cell table:number-columns-repeated="2"/>
          <table:table-cell table:formula="of:=IF(([.B15] &gt;= [.D15])     AND     ([.B15]&gt;=[.F15]) ;1;0)" office:value-type="float" office:value="1" calcext:value-type="float">
            <text:p>1</text:p>
          </table:table-cell>
          <table:table-cell table:formula="of:=IF(([.D15] &gt;= [.F15])       AND       ([.D15]&gt;=[.B15]) ;1;0)" office:value-type="float" office:value="0" calcext:value-type="float">
            <text:p>0</text:p>
          </table:table-cell>
          <table:table-cell table:formula="of:=IF(([.F15] &gt;= [.B15])     OR     ([.F15]&gt;=[.D15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.518687" calcext:value-type="float">
            <text:p>1,5187</text:p>
          </table:table-cell>
          <table:table-cell office:value-type="float" office:value="3.4156166667" calcext:value-type="float">
            <text:p>3,4156</text:p>
          </table:table-cell>
          <table:table-cell office:value-type="float" office:value="1.5238" calcext:value-type="float">
            <text:p>1,5238</text:p>
          </table:table-cell>
          <table:table-cell office:value-type="float" office:value="4.0868" calcext:value-type="float">
            <text:p>4,0868</text:p>
          </table:table-cell>
          <table:table-cell table:number-columns-repeated="2"/>
          <table:table-cell table:formula="of:=IF(([.B16] &gt;= [.D16])     AND     ([.B16]&gt;=[.F16]) ;1;0)" office:value-type="float" office:value="0" calcext:value-type="float">
            <text:p>0</text:p>
          </table:table-cell>
          <table:table-cell table:formula="of:=IF(([.D16] &gt;= [.F16])       AND       ([.D16]&gt;=[.B16]) ;1;0)" office:value-type="float" office:value="1" calcext:value-type="float">
            <text:p>1</text:p>
          </table:table-cell>
          <table:table-cell table:formula="of:=IF(([.F16] &gt;= [.B16])     OR     ([.F16]&gt;=[.D16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.182994" calcext:value-type="float">
            <text:p>1,1830</text:p>
          </table:table-cell>
          <table:table-cell office:value-type="float" office:value="3.0555444444" calcext:value-type="float">
            <text:p>3,0555</text:p>
          </table:table-cell>
          <table:table-cell office:value-type="float" office:value="1.183" calcext:value-type="float">
            <text:p>1,1830</text:p>
          </table:table-cell>
          <table:table-cell office:value-type="float" office:value="3.029" calcext:value-type="float">
            <text:p>3,0290</text:p>
          </table:table-cell>
          <table:table-cell table:number-columns-repeated="2"/>
          <table:table-cell table:formula="of:=IF(([.B17] &gt;= [.D17])     AND     ([.B17]&gt;=[.F17]) ;1;0)" office:value-type="float" office:value="0" calcext:value-type="float">
            <text:p>0</text:p>
          </table:table-cell>
          <table:table-cell table:formula="of:=IF(([.D17] &gt;= [.F17])       AND       ([.D17]&gt;=[.B17]) ;1;0)" office:value-type="float" office:value="1" calcext:value-type="float">
            <text:p>1</text:p>
          </table:table-cell>
          <table:table-cell table:formula="of:=IF(([.F17] &gt;= [.B17])     OR     ([.F17]&gt;=[.D17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.000387" calcext:value-type="float">
            <text:p>1,0004</text:p>
          </table:table-cell>
          <table:table-cell office:value-type="float" office:value="7.9791888889" calcext:value-type="float">
            <text:p>7,9792</text:p>
          </table:table-cell>
          <table:table-cell office:value-type="float" office:value="1.0004" calcext:value-type="float">
            <text:p>1,0004</text:p>
          </table:table-cell>
          <table:table-cell office:value-type="float" office:value="7.0879" calcext:value-type="float">
            <text:p>7,0879</text:p>
          </table:table-cell>
          <table:table-cell table:number-columns-repeated="2"/>
          <table:table-cell table:formula="of:=IF(([.B18] &gt;= [.D18])     AND     ([.B18]&gt;=[.F18]) ;1;0)" office:value-type="float" office:value="0" calcext:value-type="float">
            <text:p>0</text:p>
          </table:table-cell>
          <table:table-cell table:formula="of:=IF(([.D18] &gt;= [.F18])       AND       ([.D18]&gt;=[.B18]) ;1;0)" office:value-type="float" office:value="1" calcext:value-type="float">
            <text:p>1</text:p>
          </table:table-cell>
          <table:table-cell table:formula="of:=IF(([.F18] &gt;= [.B18])     OR     ([.F18]&gt;=[.D18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.190918" calcext:value-type="float">
            <text:p>1,1909</text:p>
          </table:table-cell>
          <table:table-cell office:value-type="float" office:value="3.9719444444" calcext:value-type="float">
            <text:p>3,9719</text:p>
          </table:table-cell>
          <table:table-cell office:value-type="float" office:value="1.1909" calcext:value-type="float">
            <text:p>1,1909</text:p>
          </table:table-cell>
          <table:table-cell office:value-type="float" office:value="4.5788" calcext:value-type="float">
            <text:p>4,5788</text:p>
          </table:table-cell>
          <table:table-cell table:number-columns-repeated="2"/>
          <table:table-cell table:formula="of:=IF(([.B19] &gt;= [.D19])     AND     ([.B19]&gt;=[.F19]) ;1;0)" office:value-type="float" office:value="1" calcext:value-type="float">
            <text:p>1</text:p>
          </table:table-cell>
          <table:table-cell table:formula="of:=IF(([.D19] &gt;= [.F19])       AND       ([.D19]&gt;=[.B19]) ;1;0)" office:value-type="float" office:value="0" calcext:value-type="float">
            <text:p>0</text:p>
          </table:table-cell>
          <table:table-cell table:formula="of:=IF(([.F19] &gt;= [.B19])     OR     ([.F19]&gt;=[.D19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" calcext:value-type="float">
            <text:p>1,0000</text:p>
          </table:table-cell>
          <table:table-cell office:value-type="float" office:value="4.7277833333" calcext:value-type="float">
            <text:p>4,7278</text:p>
          </table:table-cell>
          <table:table-cell office:value-type="float" office:value="1" calcext:value-type="float">
            <text:p>1,0000</text:p>
          </table:table-cell>
          <table:table-cell office:value-type="float" office:value="4.8185" calcext:value-type="float">
            <text:p>4,8185</text:p>
          </table:table-cell>
          <table:table-cell table:number-columns-repeated="2"/>
          <table:table-cell table:formula="of:=IF(([.B20] &gt;= [.D20])     AND     ([.B20]&gt;=[.F20]) ;1;0)" office:value-type="float" office:value="1" calcext:value-type="float">
            <text:p>1</text:p>
          </table:table-cell>
          <table:table-cell table:formula="of:=IF(([.D20] &gt;= [.F20])       AND       ([.D20]&gt;=[.B20]) ;1;0)" office:value-type="float" office:value="1" calcext:value-type="float">
            <text:p>1</text:p>
          </table:table-cell>
          <table:table-cell table:formula="of:=IF(([.F20] &gt;= [.B20])     OR     ([.F20]&gt;=[.D20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" calcext:value-type="float">
            <text:p>1,0000</text:p>
          </table:table-cell>
          <table:table-cell office:value-type="float" office:value="18.1262333333" calcext:value-type="float">
            <text:p>18,1262</text:p>
          </table:table-cell>
          <table:table-cell office:value-type="float" office:value="1" calcext:value-type="float">
            <text:p>1,0000</text:p>
          </table:table-cell>
          <table:table-cell office:value-type="float" office:value="3.2687" calcext:value-type="float">
            <text:p>3,2687</text:p>
          </table:table-cell>
          <table:table-cell table:number-columns-repeated="2"/>
          <table:table-cell table:formula="of:=IF(([.B21] &gt;= [.D21])     AND     ([.B21]&gt;=[.F21]) ;1;0)" office:value-type="float" office:value="1" calcext:value-type="float">
            <text:p>1</text:p>
          </table:table-cell>
          <table:table-cell table:formula="of:=IF(([.D21] &gt;= [.F21])       AND       ([.D21]&gt;=[.B21]) ;1;0)" office:value-type="float" office:value="1" calcext:value-type="float">
            <text:p>1</text:p>
          </table:table-cell>
          <table:table-cell table:formula="of:=IF(([.F21] &gt;= [.B21])     OR     ([.F21]&gt;=[.D21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" calcext:value-type="float">
            <text:p>1,0000</text:p>
          </table:table-cell>
          <table:table-cell office:value-type="float" office:value="5.0087611111" calcext:value-type="float">
            <text:p>5,0088</text:p>
          </table:table-cell>
          <table:table-cell office:value-type="float" office:value="1" calcext:value-type="float">
            <text:p>1,0000</text:p>
          </table:table-cell>
          <table:table-cell office:value-type="float" office:value="4.5604" calcext:value-type="float">
            <text:p>4,5604</text:p>
          </table:table-cell>
          <table:table-cell table:number-columns-repeated="2"/>
          <table:table-cell table:formula="of:=IF(([.B22] &gt;= [.D22])     AND     ([.B22]&gt;=[.F22]) ;1;0)" office:value-type="float" office:value="1" calcext:value-type="float">
            <text:p>1</text:p>
          </table:table-cell>
          <table:table-cell table:formula="of:=IF(([.D22] &gt;= [.F22])       AND       ([.D22]&gt;=[.B22]) ;1;0)" office:value-type="float" office:value="1" calcext:value-type="float">
            <text:p>1</text:p>
          </table:table-cell>
          <table:table-cell table:formula="of:=IF(([.F22] &gt;= [.B22])     OR     ([.F22]&gt;=[.D22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.000257" calcext:value-type="float">
            <text:p>1,0003</text:p>
          </table:table-cell>
          <table:table-cell office:value-type="float" office:value="3.7499777778" calcext:value-type="float">
            <text:p>3,7500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3077" calcext:value-type="float">
            <text:p>3,3077</text:p>
          </table:table-cell>
          <table:table-cell table:number-columns-repeated="2"/>
          <table:table-cell table:formula="of:=IF(([.B23] &gt;= [.D23])     AND     ([.B23]&gt;=[.F23]) ;1;0)" office:value-type="float" office:value="0" calcext:value-type="float">
            <text:p>0</text:p>
          </table:table-cell>
          <table:table-cell table:formula="of:=IF(([.D23] &gt;= [.F23])       AND       ([.D23]&gt;=[.B23]) ;1;0)" office:value-type="float" office:value="1" calcext:value-type="float">
            <text:p>1</text:p>
          </table:table-cell>
          <table:table-cell table:formula="of:=IF(([.F23] &gt;= [.B23])     OR     ([.F23]&gt;=[.D23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" calcext:value-type="float">
            <text:p>1,0000</text:p>
          </table:table-cell>
          <table:table-cell office:value-type="float" office:value="5.2794166667" calcext:value-type="float">
            <text:p>5,2794</text:p>
          </table:table-cell>
          <table:table-cell office:value-type="float" office:value="1" calcext:value-type="float">
            <text:p>1,0000</text:p>
          </table:table-cell>
          <table:table-cell office:value-type="float" office:value="4.6662" calcext:value-type="float">
            <text:p>4,6662</text:p>
          </table:table-cell>
          <table:table-cell table:number-columns-repeated="2"/>
          <table:table-cell table:formula="of:=IF(([.B24] &gt;= [.D24])     AND     ([.B24]&gt;=[.F24]) ;1;0)" office:value-type="float" office:value="1" calcext:value-type="float">
            <text:p>1</text:p>
          </table:table-cell>
          <table:table-cell table:formula="of:=IF(([.D24] &gt;= [.F24])       AND       ([.D24]&gt;=[.B24]) ;1;0)" office:value-type="float" office:value="1" calcext:value-type="float">
            <text:p>1</text:p>
          </table:table-cell>
          <table:table-cell table:formula="of:=IF(([.F24] &gt;= [.B24])     OR     ([.F24]&gt;=[.D24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.000573" calcext:value-type="float">
            <text:p>1,0006</text:p>
          </table:table-cell>
          <table:table-cell office:value-type="float" office:value="8.7292166667" calcext:value-type="float">
            <text:p>8,7292</text:p>
          </table:table-cell>
          <table:table-cell office:value-type="float" office:value="1.0002" calcext:value-type="float">
            <text:p>1,0002</text:p>
          </table:table-cell>
          <table:table-cell office:value-type="float" office:value="8.0064" calcext:value-type="float">
            <text:p>8,0064</text:p>
          </table:table-cell>
          <table:table-cell table:number-columns-repeated="2"/>
          <table:table-cell table:formula="of:=IF(([.B25] &gt;= [.D25])     AND     ([.B25]&gt;=[.F25]) ;1;0)" office:value-type="float" office:value="1" calcext:value-type="float">
            <text:p>1</text:p>
          </table:table-cell>
          <table:table-cell table:formula="of:=IF(([.D25] &gt;= [.F25])       AND       ([.D25]&gt;=[.B25]) ;1;0)" office:value-type="float" office:value="0" calcext:value-type="float">
            <text:p>0</text:p>
          </table:table-cell>
          <table:table-cell table:formula="of:=IF(([.F25] &gt;= [.B25])     OR     ([.F25]&gt;=[.D25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.0285903333" calcext:value-type="float">
            <text:p>1,0286</text:p>
          </table:table-cell>
          <table:table-cell office:value-type="float" office:value="8.18785" calcext:value-type="float">
            <text:p>8,1879</text:p>
          </table:table-cell>
          <table:table-cell office:value-type="float" office:value="1.018" calcext:value-type="float">
            <text:p>1,0180</text:p>
          </table:table-cell>
          <table:table-cell office:value-type="float" office:value="8.2846" calcext:value-type="float">
            <text:p>8,2846</text:p>
          </table:table-cell>
          <table:table-cell table:number-columns-repeated="2"/>
          <table:table-cell table:formula="of:=IF(([.B26] &gt;= [.D26])     AND     ([.B26]&gt;=[.F26]) ;1;0)" office:value-type="float" office:value="1" calcext:value-type="float">
            <text:p>1</text:p>
          </table:table-cell>
          <table:table-cell table:formula="of:=IF(([.D26] &gt;= [.F26])       AND       ([.D26]&gt;=[.B26]) ;1;0)" office:value-type="float" office:value="0" calcext:value-type="float">
            <text:p>0</text:p>
          </table:table-cell>
          <table:table-cell table:formula="of:=IF(([.F26] &gt;= [.B26])     OR     ([.F26]&gt;=[.D26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1.5911416667" calcext:value-type="float">
            <text:p>1,5911</text:p>
          </table:table-cell>
          <table:table-cell office:value-type="float" office:value="29.7579277778" calcext:value-type="float">
            <text:p>29,7579</text:p>
          </table:table-cell>
          <table:table-cell office:value-type="float" office:value="1.0378" calcext:value-type="float">
            <text:p>1,0378</text:p>
          </table:table-cell>
          <table:table-cell office:value-type="float" office:value="10.05" calcext:value-type="float">
            <text:p>10,0500</text:p>
          </table:table-cell>
          <table:table-cell table:number-columns-repeated="2"/>
          <table:table-cell table:formula="of:=IF(([.B27] &gt;= [.D27])     AND     ([.B27]&gt;=[.F27]) ;1;0)" office:value-type="float" office:value="1" calcext:value-type="float">
            <text:p>1</text:p>
          </table:table-cell>
          <table:table-cell table:formula="of:=IF(([.D27] &gt;= [.F27])       AND       ([.D27]&gt;=[.B27]) ;1;0)" office:value-type="float" office:value="0" calcext:value-type="float">
            <text:p>0</text:p>
          </table:table-cell>
          <table:table-cell table:formula="of:=IF(([.F27] &gt;= [.B27])     OR     ([.F27]&gt;=[.D27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1.0000613333" calcext:value-type="float">
            <text:p>1,0001</text:p>
          </table:table-cell>
          <table:table-cell office:value-type="float" office:value="6.4804222222" calcext:value-type="float">
            <text:p>6,4804</text:p>
          </table:table-cell>
          <table:table-cell office:value-type="float" office:value="1.2419" calcext:value-type="float">
            <text:p>1,2419</text:p>
          </table:table-cell>
          <table:table-cell office:value-type="float" office:value="13.7624" calcext:value-type="float">
            <text:p>13,7624</text:p>
          </table:table-cell>
          <table:table-cell table:number-columns-repeated="2"/>
          <table:table-cell table:formula="of:=IF(([.B28] &gt;= [.D28])     AND     ([.B28]&gt;=[.F28]) ;1;0)" office:value-type="float" office:value="0" calcext:value-type="float">
            <text:p>0</text:p>
          </table:table-cell>
          <table:table-cell table:formula="of:=IF(([.D28] &gt;= [.F28])       AND       ([.D28]&gt;=[.B28]) ;1;0)" office:value-type="float" office:value="1" calcext:value-type="float">
            <text:p>1</text:p>
          </table:table-cell>
          <table:table-cell table:formula="of:=IF(([.F28] &gt;= [.B28])     OR     ([.F28]&gt;=[.D28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1.0111933333" calcext:value-type="float">
            <text:p>1,0112</text:p>
          </table:table-cell>
          <table:table-cell office:value-type="float" office:value="6.5693333333" calcext:value-type="float">
            <text:p>6,5693</text:p>
          </table:table-cell>
          <table:table-cell office:value-type="float" office:value="1.0001" calcext:value-type="float">
            <text:p>1,0001</text:p>
          </table:table-cell>
          <table:table-cell office:value-type="float" office:value="6.3005" calcext:value-type="float">
            <text:p>6,3005</text:p>
          </table:table-cell>
          <table:table-cell table:number-columns-repeated="2"/>
          <table:table-cell table:formula="of:=IF(([.B29] &gt;= [.D29])     AND     ([.B29]&gt;=[.F29]) ;1;0)" office:value-type="float" office:value="1" calcext:value-type="float">
            <text:p>1</text:p>
          </table:table-cell>
          <table:table-cell table:formula="of:=IF(([.D29] &gt;= [.F29])       AND       ([.D29]&gt;=[.B29]) ;1;0)" office:value-type="float" office:value="0" calcext:value-type="float">
            <text:p>0</text:p>
          </table:table-cell>
          <table:table-cell table:formula="of:=IF(([.F29] &gt;= [.B29])     OR     ([.F29]&gt;=[.D29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1.192119" calcext:value-type="float">
            <text:p>1,1921</text:p>
          </table:table-cell>
          <table:table-cell office:value-type="float" office:value="9.5316055556" calcext:value-type="float">
            <text:p>9,5316</text:p>
          </table:table-cell>
          <table:table-cell office:value-type="float" office:value="1.0742" calcext:value-type="float">
            <text:p>1,0742</text:p>
          </table:table-cell>
          <table:table-cell office:value-type="float" office:value="6.8809" calcext:value-type="float">
            <text:p>6,8809</text:p>
          </table:table-cell>
          <table:table-cell table:number-columns-repeated="2"/>
          <table:table-cell table:formula="of:=IF(([.B30] &gt;= [.D30])     AND     ([.B30]&gt;=[.F30]) ;1;0)" office:value-type="float" office:value="1" calcext:value-type="float">
            <text:p>1</text:p>
          </table:table-cell>
          <table:table-cell table:formula="of:=IF(([.D30] &gt;= [.F30])       AND       ([.D30]&gt;=[.B30]) ;1;0)" office:value-type="float" office:value="0" calcext:value-type="float">
            <text:p>0</text:p>
          </table:table-cell>
          <table:table-cell table:formula="of:=IF(([.F30] &gt;= [.B30])     OR     ([.F30]&gt;=[.D30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1.0996706667" calcext:value-type="float">
            <text:p>1,0997</text:p>
          </table:table-cell>
          <table:table-cell office:value-type="float" office:value="10.0691277778" calcext:value-type="float">
            <text:p>10,0691</text:p>
          </table:table-cell>
          <table:table-cell office:value-type="float" office:value="1.1705" calcext:value-type="float">
            <text:p>1,1705</text:p>
          </table:table-cell>
          <table:table-cell office:value-type="float" office:value="10.1299" calcext:value-type="float">
            <text:p>10,1299</text:p>
          </table:table-cell>
          <table:table-cell table:number-columns-repeated="2"/>
          <table:table-cell table:formula="of:=IF(([.B31] &gt;= [.D31])     AND     ([.B31]&gt;=[.F31]) ;1;0)" office:value-type="float" office:value="0" calcext:value-type="float">
            <text:p>0</text:p>
          </table:table-cell>
          <table:table-cell table:formula="of:=IF(([.D31] &gt;= [.F31])       AND       ([.D31]&gt;=[.B31]) ;1;0)" office:value-type="float" office:value="1" calcext:value-type="float">
            <text:p>1</text:p>
          </table:table-cell>
          <table:table-cell table:formula="of:=IF(([.F31] &gt;= [.B31])     OR     ([.F31]&gt;=[.D31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1.0283513333" calcext:value-type="float">
            <text:p>1,0284</text:p>
          </table:table-cell>
          <table:table-cell office:value-type="float" office:value="10.2232888889" calcext:value-type="float">
            <text:p>10,2233</text:p>
          </table:table-cell>
          <table:table-cell office:value-type="float" office:value="1.0823" calcext:value-type="float">
            <text:p>1,0823</text:p>
          </table:table-cell>
          <table:table-cell office:value-type="float" office:value="9.5634" calcext:value-type="float">
            <text:p>9,5634</text:p>
          </table:table-cell>
          <table:table-cell table:number-columns-repeated="2"/>
          <table:table-cell table:formula="of:=IF(([.B32] &gt;= [.D32])     AND     ([.B32]&gt;=[.F32]) ;1;0)" office:value-type="float" office:value="0" calcext:value-type="float">
            <text:p>0</text:p>
          </table:table-cell>
          <table:table-cell table:formula="of:=IF(([.D32] &gt;= [.F32])       AND       ([.D32]&gt;=[.B32]) ;1;0)" office:value-type="float" office:value="1" calcext:value-type="float">
            <text:p>1</text:p>
          </table:table-cell>
          <table:table-cell table:formula="of:=IF(([.F32] &gt;= [.B32])     OR     ([.F32]&gt;=[.D32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1.165566" calcext:value-type="float">
            <text:p>1,1656</text:p>
          </table:table-cell>
          <table:table-cell office:value-type="float" office:value="4.9565555556" calcext:value-type="float">
            <text:p>4,9566</text:p>
          </table:table-cell>
          <table:table-cell office:value-type="float" office:value="1.0739" calcext:value-type="float">
            <text:p>1,0739</text:p>
          </table:table-cell>
          <table:table-cell office:value-type="float" office:value="6.6246" calcext:value-type="float">
            <text:p>6,6246</text:p>
          </table:table-cell>
          <table:table-cell table:number-columns-repeated="2"/>
          <table:table-cell table:formula="of:=IF(([.B33] &gt;= [.D33])     AND     ([.B33]&gt;=[.F33]) ;1;0)" office:value-type="float" office:value="1" calcext:value-type="float">
            <text:p>1</text:p>
          </table:table-cell>
          <table:table-cell table:formula="of:=IF(([.D33] &gt;= [.F33])       AND       ([.D33]&gt;=[.B33]) ;1;0)" office:value-type="float" office:value="0" calcext:value-type="float">
            <text:p>0</text:p>
          </table:table-cell>
          <table:table-cell table:formula="of:=IF(([.F33] &gt;= [.B33])     OR     ([.F33]&gt;=[.D33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1.4151183333" calcext:value-type="float">
            <text:p>1,4151</text:p>
          </table:table-cell>
          <table:table-cell office:value-type="float" office:value="7.0780666667" calcext:value-type="float">
            <text:p>7,0781</text:p>
          </table:table-cell>
          <table:table-cell office:value-type="float" office:value="1.2488" calcext:value-type="float">
            <text:p>1,2488</text:p>
          </table:table-cell>
          <table:table-cell office:value-type="float" office:value="4.9289" calcext:value-type="float">
            <text:p>4,9289</text:p>
          </table:table-cell>
          <table:table-cell table:number-columns-repeated="2"/>
          <table:table-cell table:formula="of:=IF(([.B34] &gt;= [.D34])     AND     ([.B34]&gt;=[.F34]) ;1;0)" office:value-type="float" office:value="1" calcext:value-type="float">
            <text:p>1</text:p>
          </table:table-cell>
          <table:table-cell table:formula="of:=IF(([.D34] &gt;= [.F34])       AND       ([.D34]&gt;=[.B34]) ;1;0)" office:value-type="float" office:value="0" calcext:value-type="float">
            <text:p>0</text:p>
          </table:table-cell>
          <table:table-cell table:formula="of:=IF(([.F34] &gt;= [.B34])     OR     ([.F34]&gt;=[.D34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1.089952" calcext:value-type="float">
            <text:p>1,0900</text:p>
          </table:table-cell>
          <table:table-cell office:value-type="float" office:value="4.1571944444" calcext:value-type="float">
            <text:p>4,1572</text:p>
          </table:table-cell>
          <table:table-cell office:value-type="float" office:value="1.3738" calcext:value-type="float">
            <text:p>1,3738</text:p>
          </table:table-cell>
          <table:table-cell office:value-type="float" office:value="6.6586" calcext:value-type="float">
            <text:p>6,6586</text:p>
          </table:table-cell>
          <table:table-cell table:number-columns-repeated="2"/>
          <table:table-cell table:formula="of:=IF(([.B35] &gt;= [.D35])     AND     ([.B35]&gt;=[.F35]) ;1;0)" office:value-type="float" office:value="0" calcext:value-type="float">
            <text:p>0</text:p>
          </table:table-cell>
          <table:table-cell table:formula="of:=IF(([.D35] &gt;= [.F35])       AND       ([.D35]&gt;=[.B35]) ;1;0)" office:value-type="float" office:value="1" calcext:value-type="float">
            <text:p>1</text:p>
          </table:table-cell>
          <table:table-cell table:formula="of:=IF(([.F35] &gt;= [.B35])     OR     ([.F35]&gt;=[.D35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1.047387" calcext:value-type="float">
            <text:p>1,0474</text:p>
          </table:table-cell>
          <table:table-cell office:value-type="float" office:value="4.5506111111" calcext:value-type="float">
            <text:p>4,5506</text:p>
          </table:table-cell>
          <table:table-cell office:value-type="float" office:value="1.0758" calcext:value-type="float">
            <text:p>1,0758</text:p>
          </table:table-cell>
          <table:table-cell office:value-type="float" office:value="4.5013" calcext:value-type="float">
            <text:p>4,5013</text:p>
          </table:table-cell>
          <table:table-cell table:number-columns-repeated="2"/>
          <table:table-cell table:formula="of:=IF(([.B36] &gt;= [.D36])     AND     ([.B36]&gt;=[.F36]) ;1;0)" office:value-type="float" office:value="0" calcext:value-type="float">
            <text:p>0</text:p>
          </table:table-cell>
          <table:table-cell table:formula="of:=IF(([.D36] &gt;= [.F36])       AND       ([.D36]&gt;=[.B36]) ;1;0)" office:value-type="float" office:value="1" calcext:value-type="float">
            <text:p>1</text:p>
          </table:table-cell>
          <table:table-cell table:formula="of:=IF(([.F36] &gt;= [.B36])     OR     ([.F36]&gt;=[.D36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0.995739" calcext:value-type="float">
            <text:p>0,9957</text:p>
          </table:table-cell>
          <table:table-cell office:value-type="float" office:value="5.5395333333" calcext:value-type="float">
            <text:p>5,5395</text:p>
          </table:table-cell>
          <table:table-cell office:value-type="float" office:value="1.0316" calcext:value-type="float">
            <text:p>1,0316</text:p>
          </table:table-cell>
          <table:table-cell office:value-type="float" office:value="4.8127" calcext:value-type="float">
            <text:p>4,8127</text:p>
          </table:table-cell>
          <table:table-cell table:number-columns-repeated="2"/>
          <table:table-cell table:formula="of:=IF(([.B37] &gt;= [.D37])     AND     ([.B37]&gt;=[.F37]) ;1;0)" office:value-type="float" office:value="0" calcext:value-type="float">
            <text:p>0</text:p>
          </table:table-cell>
          <table:table-cell table:formula="of:=IF(([.D37] &gt;= [.F37])       AND       ([.D37]&gt;=[.B37]) ;1;0)" office:value-type="float" office:value="1" calcext:value-type="float">
            <text:p>1</text:p>
          </table:table-cell>
          <table:table-cell table:formula="of:=IF(([.F37] &gt;= [.B37])     OR     ([.F37]&gt;=[.D37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1.527135" calcext:value-type="float">
            <text:p>1,5271</text:p>
          </table:table-cell>
          <table:table-cell office:value-type="float" office:value="7.7297111111" calcext:value-type="float">
            <text:p>7,7297</text:p>
          </table:table-cell>
          <table:table-cell office:value-type="float" office:value="1.1759" calcext:value-type="float">
            <text:p>1,1759</text:p>
          </table:table-cell>
          <table:table-cell office:value-type="float" office:value="6.6125" calcext:value-type="float">
            <text:p>6,6125</text:p>
          </table:table-cell>
          <table:table-cell table:number-columns-repeated="2"/>
          <table:table-cell table:formula="of:=IF(([.B38] &gt;= [.D38])     AND     ([.B38]&gt;=[.F38]) ;1;0)" office:value-type="float" office:value="1" calcext:value-type="float">
            <text:p>1</text:p>
          </table:table-cell>
          <table:table-cell table:formula="of:=IF(([.D38] &gt;= [.F38])       AND       ([.D38]&gt;=[.B38]) ;1;0)" office:value-type="float" office:value="0" calcext:value-type="float">
            <text:p>0</text:p>
          </table:table-cell>
          <table:table-cell table:formula="of:=IF(([.F38] &gt;= [.B38])     OR     ([.F38]&gt;=[.D38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1.00038" calcext:value-type="float">
            <text:p>1,0004</text:p>
          </table:table-cell>
          <table:table-cell office:value-type="float" office:value="6.3300222222" calcext:value-type="float">
            <text:p>6,3300</text:p>
          </table:table-cell>
          <table:table-cell office:value-type="float" office:value="1.3519" calcext:value-type="float">
            <text:p>1,3519</text:p>
          </table:table-cell>
          <table:table-cell office:value-type="float" office:value="7.6791" calcext:value-type="float">
            <text:p>7,6791</text:p>
          </table:table-cell>
          <table:table-cell table:number-columns-repeated="2"/>
          <table:table-cell table:formula="of:=IF(([.B39] &gt;= [.D39])     AND     ([.B39]&gt;=[.F39]) ;1;0)" office:value-type="float" office:value="0" calcext:value-type="float">
            <text:p>0</text:p>
          </table:table-cell>
          <table:table-cell table:formula="of:=IF(([.D39] &gt;= [.F39])       AND       ([.D39]&gt;=[.B39]) ;1;0)" office:value-type="float" office:value="1" calcext:value-type="float">
            <text:p>1</text:p>
          </table:table-cell>
          <table:table-cell table:formula="of:=IF(([.F39] &gt;= [.B39])     OR     ([.F39]&gt;=[.D39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1.1218403333" calcext:value-type="float">
            <text:p>1,1218</text:p>
          </table:table-cell>
          <table:table-cell office:value-type="float" office:value="8.6309166667" calcext:value-type="float">
            <text:p>8,6309</text:p>
          </table:table-cell>
          <table:table-cell office:value-type="float" office:value="1.033" calcext:value-type="float">
            <text:p>1,0330</text:p>
          </table:table-cell>
          <table:table-cell office:value-type="float" office:value="7.2851" calcext:value-type="float">
            <text:p>7,2851</text:p>
          </table:table-cell>
          <table:table-cell table:number-columns-repeated="2"/>
          <table:table-cell table:formula="of:=IF(([.B40] &gt;= [.D40])     AND     ([.B40]&gt;=[.F40]) ;1;0)" office:value-type="float" office:value="1" calcext:value-type="float">
            <text:p>1</text:p>
          </table:table-cell>
          <table:table-cell table:formula="of:=IF(([.D40] &gt;= [.F40])       AND       ([.D40]&gt;=[.B40]) ;1;0)" office:value-type="float" office:value="0" calcext:value-type="float">
            <text:p>0</text:p>
          </table:table-cell>
          <table:table-cell table:formula="of:=IF(([.F40] &gt;= [.B40])     OR     ([.F40]&gt;=[.D40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1.0031826667" calcext:value-type="float">
            <text:p>1,0032</text:p>
          </table:table-cell>
          <table:table-cell office:value-type="float" office:value="12.2311055556" calcext:value-type="float">
            <text:p>12,2311</text:p>
          </table:table-cell>
          <table:table-cell office:value-type="float" office:value="1.0707" calcext:value-type="float">
            <text:p>1,0707</text:p>
          </table:table-cell>
          <table:table-cell office:value-type="float" office:value="9.8344" calcext:value-type="float">
            <text:p>9,8344</text:p>
          </table:table-cell>
          <table:table-cell table:number-columns-repeated="2"/>
          <table:table-cell table:formula="of:=IF(([.B41] &gt;= [.D41])     AND     ([.B41]&gt;=[.F41]) ;1;0)" office:value-type="float" office:value="0" calcext:value-type="float">
            <text:p>0</text:p>
          </table:table-cell>
          <table:table-cell table:formula="of:=IF(([.D41] &gt;= [.F41])       AND       ([.D41]&gt;=[.B41]) ;1;0)" office:value-type="float" office:value="1" calcext:value-type="float">
            <text:p>1</text:p>
          </table:table-cell>
          <table:table-cell table:formula="of:=IF(([.F41] &gt;= [.B41])     OR     ([.F41]&gt;=[.D41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1.004067" calcext:value-type="float">
            <text:p>1,0041</text:p>
          </table:table-cell>
          <table:table-cell office:value-type="float" office:value="6.7708" calcext:value-type="float">
            <text:p>6,7708</text:p>
          </table:table-cell>
          <table:table-cell office:value-type="float" office:value="1.0028" calcext:value-type="float">
            <text:p>1,0028</text:p>
          </table:table-cell>
          <table:table-cell office:value-type="float" office:value="11.8117" calcext:value-type="float">
            <text:p>11,8117</text:p>
          </table:table-cell>
          <table:table-cell table:number-columns-repeated="2"/>
          <table:table-cell table:formula="of:=IF(([.B42] &gt;= [.D42])     AND     ([.B42]&gt;=[.F42]) ;1;0)" office:value-type="float" office:value="1" calcext:value-type="float">
            <text:p>1</text:p>
          </table:table-cell>
          <table:table-cell table:formula="of:=IF(([.D42] &gt;= [.F42])       AND       ([.D42]&gt;=[.B42]) ;1;0)" office:value-type="float" office:value="0" calcext:value-type="float">
            <text:p>0</text:p>
          </table:table-cell>
          <table:table-cell table:formula="of:=IF(([.F42] &gt;= [.B42])     OR     ([.F42]&gt;=[.D42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1.117555" calcext:value-type="float">
            <text:p>1,1176</text:p>
          </table:table-cell>
          <table:table-cell office:value-type="float" office:value="4.6914333333" calcext:value-type="float">
            <text:p>4,6914</text:p>
          </table:table-cell>
          <table:table-cell office:value-type="float" office:value="1.0466" calcext:value-type="float">
            <text:p>1,0466</text:p>
          </table:table-cell>
          <table:table-cell office:value-type="float" office:value="7.5119" calcext:value-type="float">
            <text:p>7,5119</text:p>
          </table:table-cell>
          <table:table-cell table:number-columns-repeated="2"/>
          <table:table-cell table:formula="of:=IF(([.B43] &gt;= [.D43])     AND     ([.B43]&gt;=[.F43]) ;1;0)" office:value-type="float" office:value="1" calcext:value-type="float">
            <text:p>1</text:p>
          </table:table-cell>
          <table:table-cell table:formula="of:=IF(([.D43] &gt;= [.F43])       AND       ([.D43]&gt;=[.B43]) ;1;0)" office:value-type="float" office:value="0" calcext:value-type="float">
            <text:p>0</text:p>
          </table:table-cell>
          <table:table-cell table:formula="of:=IF(([.F43] &gt;= [.B43])     OR     ([.F43]&gt;=[.D43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1.004646" calcext:value-type="float">
            <text:p>1,0046</text:p>
          </table:table-cell>
          <table:table-cell office:value-type="float" office:value="9.7552444444" calcext:value-type="float">
            <text:p>9,7552</text:p>
          </table:table-cell>
          <table:table-cell office:value-type="float" office:value="1.0784" calcext:value-type="float">
            <text:p>1,0784</text:p>
          </table:table-cell>
          <table:table-cell office:value-type="float" office:value="4.5989" calcext:value-type="float">
            <text:p>4,5989</text:p>
          </table:table-cell>
          <table:table-cell table:number-columns-repeated="2"/>
          <table:table-cell table:formula="of:=IF(([.B44] &gt;= [.D44])     AND     ([.B44]&gt;=[.F44]) ;1;0)" office:value-type="float" office:value="0" calcext:value-type="float">
            <text:p>0</text:p>
          </table:table-cell>
          <table:table-cell table:formula="of:=IF(([.D44] &gt;= [.F44])       AND       ([.D44]&gt;=[.B44]) ;1;0)" office:value-type="float" office:value="1" calcext:value-type="float">
            <text:p>1</text:p>
          </table:table-cell>
          <table:table-cell table:formula="of:=IF(([.F44] &gt;= [.B44])     OR     ([.F44]&gt;=[.D44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1.010101" calcext:value-type="float">
            <text:p>1,0101</text:p>
          </table:table-cell>
          <table:table-cell office:value-type="float" office:value="5.3018166667" calcext:value-type="float">
            <text:p>5,3018</text:p>
          </table:table-cell>
          <table:table-cell office:value-type="float" office:value="1.0023" calcext:value-type="float">
            <text:p>1,0023</text:p>
          </table:table-cell>
          <table:table-cell office:value-type="float" office:value="5.8488" calcext:value-type="float">
            <text:p>5,8488</text:p>
          </table:table-cell>
          <table:table-cell table:number-columns-repeated="2"/>
          <table:table-cell table:formula="of:=IF(([.B45] &gt;= [.D45])     AND     ([.B45]&gt;=[.F45]) ;1;0)" office:value-type="float" office:value="1" calcext:value-type="float">
            <text:p>1</text:p>
          </table:table-cell>
          <table:table-cell table:formula="of:=IF(([.D45] &gt;= [.F45])       AND       ([.D45]&gt;=[.B45]) ;1;0)" office:value-type="float" office:value="0" calcext:value-type="float">
            <text:p>0</text:p>
          </table:table-cell>
          <table:table-cell table:formula="of:=IF(([.F45] &gt;= [.B45])     OR     ([.F45]&gt;=[.D45]) ;1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formula="of:=SUM([.H4:.H45])" office:value-type="float" office:value="27" calcext:value-type="float">
            <text:p>27</text:p>
          </table:table-cell>
          <table:table-cell table:style-name="Default" table:formula="of:=SUM([.I4:.I45])" office:value-type="float" office:value="21" calcext:value-type="float">
            <text:p>21</text:p>
          </table:table-cell>
          <table:table-cell table:formula="of:=SUM([.J4:.J4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0:32:51.2257610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14T10:33:26.869677561</dc:date>
    <meta:editing-duration>P0D</meta:editing-duration>
    <meta:editing-cycles>2</meta:editing-cycles>
    <meta:document-statistic meta:table-count="1" meta:cell-count="347" meta:object-count="0"/>
  </office:meta>
</office:document-meta>
</file>